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Standard">
      <style:paragraph-properties fo:text-align="center" style:justify-single-word="false"/>
      <style:text-properties officeooo:rsid="001bb1e1" officeooo:paragraph-rsid="001bb1e1"/>
    </style:style>
    <style:style style:name="P3" style:family="paragraph" style:parent-style-name="Standard">
      <style:paragraph-properties fo:text-align="center" style:justify-single-word="false"/>
      <style:text-properties officeooo:paragraph-rsid="001c40bf"/>
    </style:style>
    <style:style style:name="P4" style:family="paragraph" style:parent-style-name="Text_20_body">
      <style:paragraph-properties fo:text-align="start" style:justify-single-word="false"/>
      <style:text-properties officeooo:rsid="001bb1e1" officeooo:paragraph-rsid="001bb1e1"/>
    </style:style>
    <style:style style:name="P5" style:family="paragraph" style:parent-style-name="Text_20_body">
      <style:paragraph-properties fo:margin-left="-1.251cm" fo:margin-right="0cm" fo:margin-top="0cm" fo:margin-bottom="0cm" fo:text-indent="0cm" style:auto-text-indent="false"/>
      <style:text-properties officeooo:rsid="001bb1e1" officeooo:paragraph-rsid="001bb1e1"/>
    </style:style>
    <style:style style:name="P6" style:family="paragraph" style:parent-style-name="Text_20_body">
      <style:paragraph-properties fo:margin-left="-2.501cm" fo:margin-right="0cm" fo:margin-top="0cm" fo:margin-bottom="0cm" fo:text-indent="0cm" style:auto-text-indent="false"/>
      <style:text-properties officeooo:rsid="001c40bf" officeooo:paragraph-rsid="001c40bf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officeooo:rsid="001bb1e1" officeooo:paragraph-rsid="001bb1e1"/>
    </style:style>
    <style:style style:name="P8" style:family="paragraph" style:parent-style-name="Standard">
      <style:paragraph-properties fo:text-align="center" style:justify-single-word="false"/>
      <style:text-properties officeooo:rsid="002417bd" officeooo:paragraph-rsid="002417bd"/>
    </style:style>
    <style:style style:name="P9" style:family="paragraph" style:parent-style-name="Standard">
      <style:paragraph-properties fo:text-align="center" style:justify-single-word="false"/>
      <style:text-properties officeooo:rsid="0021877d" officeooo:paragraph-rsid="0021877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1eeb8b"/>
    </style:style>
    <style:style style:name="P12" style:family="paragraph" style:parent-style-name="Text_20_body" style:list-style-name="L1">
      <style:text-properties officeooo:rsid="001eeb8b" officeooo:paragraph-rsid="001eeb8b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1">
      <style:paragraph-properties fo:margin-top="0cm" fo:margin-bottom="0cm"/>
      <style:text-properties officeooo:rsid="001bb1e1" officeooo:paragraph-rsid="001bb1e1"/>
    </style:style>
    <style:style style:name="P15" style:family="paragraph" style:parent-style-name="Text_20_body" style:list-style-name="L1">
      <style:paragraph-properties fo:margin-top="0cm" fo:margin-bottom="0cm"/>
      <style:text-properties officeooo:rsid="001c40bf"/>
    </style:style>
    <style:style style:name="P16" style:family="paragraph" style:parent-style-name="Text_20_body" style:list-style-name="L1">
      <style:paragraph-properties fo:margin-top="0cm" fo:margin-bottom="0cm"/>
      <style:text-properties officeooo:rsid="001c40bf" officeooo:paragraph-rsid="001c40bf"/>
    </style:style>
    <style:style style:name="P17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bb1e1"/>
    </style:style>
    <style:style style:name="P18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c40bf"/>
    </style:style>
    <style:style style:name="P19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bb1e1" officeooo:paragraph-rsid="001bb1e1"/>
    </style:style>
    <style:style style:name="P20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c40bf" officeooo:paragraph-rsid="001c40bf"/>
    </style:style>
    <style:style style:name="P21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ddb7e" officeooo:paragraph-rsid="001ddb7e"/>
    </style:style>
    <style:style style:name="P22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2060fc" officeooo:paragraph-rsid="002060fc"/>
    </style:style>
    <style:style style:name="P23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1bb1e1" officeooo:paragraph-rsid="001bb1e1"/>
    </style:style>
    <style:style style:name="P24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1c40bf" officeooo:paragraph-rsid="001c40bf"/>
    </style:style>
    <style:style style:name="P25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bb1e1"/>
    </style:style>
    <style:style style:name="P26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c40bf"/>
    </style:style>
    <style:style style:name="P27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222abc" officeooo:paragraph-rsid="00222abc"/>
    </style:style>
    <style:style style:name="P28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paragraph-rsid="001c40bf"/>
    </style:style>
    <style:style style:name="P29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rsid="001c40bf" officeooo:paragraph-rsid="001c40bf"/>
    </style:style>
    <style:style style:name="P30" style:family="paragraph" style:parent-style-name="Text_20_body" style:list-style-name="L1">
      <style:paragraph-properties fo:margin-left="1.251cm" fo:margin-right="0cm" fo:margin-top="0cm" fo:margin-bottom="0cm" fo:text-indent="0cm" style:auto-text-indent="false"/>
      <style:text-properties officeooo:rsid="001c40bf" officeooo:paragraph-rsid="001c40bf"/>
    </style:style>
    <style:style style:name="T1" style:family="text">
      <style:text-properties officeooo:rsid="001bb1e1"/>
    </style:style>
    <style:style style:name="T2" style:family="text">
      <style:text-properties officeooo:rsid="001c40bf"/>
    </style:style>
    <style:style style:name="T3" style:family="text">
      <style:text-properties officeooo:rsid="001ddb7e"/>
    </style:style>
    <style:style style:name="T4" style:family="text">
      <style:text-properties officeooo:rsid="00204b28"/>
    </style:style>
    <style:style style:name="T5" style:family="text">
      <style:text-properties officeooo:rsid="0021877d"/>
    </style:style>
    <style:style style:name="T6" style:family="text">
      <style:text-properties officeooo:rsid="00222abc"/>
    </style:style>
    <style:style style:name="T7" style:family="text">
      <style:text-properties officeooo:rsid="00267d2a"/>
    </style:style>
    <style:style style:name="T8" style:family="text">
      <style:text-properties officeooo:rsid="001eeb8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D</text:p>
      <text:p text:style-name="P3"><text:span text:style-name="T2">(</text:span><text:span text:style-name="T5">Browser</text:span><text:span text:style-name="T2"> </text:span><text:span text:style-name="T5">Application for</text:span><text:span text:style-name="T4"> </text:span><text:span text:style-name="T7">Rapid</text:span><text:span text:style-name="T2"> Development)</text:span></text:p>
      <text:p text:style-name="P9"/>
      <text:p text:style-name="P4">Introduction </text:p>
      <text:list xml:id="list1487198155" text:style-name="L1">
        <text:list-item>
          <text:p text:style-name="P13">System Overview </text:p>
          <text:p text:style-name="P14">Create a system to track goal oriented endeavors / software development or even other real-life projects. <text:s/>This tool manages project objective/goals as stories related to roadmaps/releases</text:p>
          <text:p text:style-name="P14"/>
        </text:list-item>
        <text:list-item>
          <text:p text:style-name="P13">Design Considerations </text:p>
          <text:list>
            <text:list-item>
              <text:p text:style-name="P13">Assumptions and Dependencies </text:p>
              <text:list>
                <text:list-item>
                  <text:p text:style-name="P14">supports multiple projects</text:p>
                  <text:p text:style-name="P14"/>
                </text:list-item>
                <text:list-item>
                  <text:p text:style-name="P17"><text:span text:style-name="T1">User Roles </text:span><text:span text:style-name="T2">&amp; Actions</text:span></text:p>
                  <text:list>
                    <text:list-item>
                      <text:p text:style-name="P19">System Admin -</text:p>
                      <text:list>
                        <text:list-item>
                          <text:p text:style-name="P20">Create Projects</text:p>
                        </text:list-item>
                        <text:list-item>
                          <text:p text:style-name="P18"><text:span text:style-name="T2">Assign Users </text:span><text:span text:style-name="T3">and roles</text:span></text:p>
                        </text:list-item>
                        <text:list-item>
                          <text:p text:style-name="P20">Disable Projects (for members)</text:p>
                          <text:p text:style-name="P21"/>
                        </text:list-item>
                      </text:list>
                    </text:list-item>
                    <text:list-item>
                      <text:p text:style-name="P19">Project Owner - </text:p>
                      <text:list>
                        <text:list-item>
                          <text:p text:style-name="P22">create releases</text:p>
                        </text:list-item>
                        <text:list-item>
                          <text:p text:style-name="P20">create stories</text:p>
                          <text:p text:style-name="P20"/>
                        </text:list-item>
                      </text:list>
                    </text:list-item>
                    <text:list-item>
                      <text:p text:style-name="P19">Project Managers -</text:p>
                      <text:list>
                        <text:list-item>
                          <text:p text:style-name="P22">create releases</text:p>
                        </text:list-item>
                        <text:list-item>
                          <text:p text:style-name="P20">create stories</text:p>
                          <text:p text:style-name="P22"/>
                        </text:list-item>
                      </text:list>
                    </text:list-item>
                    <text:list-item>
                      <text:p text:style-name="P19">Members -</text:p>
                      <text:list>
                        <text:list-item>
                          <text:p text:style-name="P20">rate story's complexity</text:p>
                        </text:list-item>
                        <text:list-item>
                          <text:p text:style-name="P21">view projects <text:s/>belonged to</text:p>
                        </text:list-item>
                        <text:list-item>
                          <text:p text:style-name="P21"/>
                          <text:p text:style-name="P20"/>
                        </text:list-item>
                      </text:list>
                      <text:p text:style-name="P19"/>
                    </text:list-item>
                    <text:list-item>
                      <text:p text:style-name="P20">ALL Users:</text:p>
                      <text:list>
                        <text:list-item>
                          <text:p text:style-name="P20">rate proj</text:p>
                        </text:list-item>
                      </text:list>
                      <text:p text:style-name="P23"/>
                    </text:list-item>
                    <text:list-item>
                      <text:p text:style-name="P23">Other Objects</text:p>
                      <text:list>
                        <text:list-item>
                          <text:p text:style-name="P24">Project – has releases</text:p>
                        </text:list-item>
                        <text:list-item>
                          <text:p text:style-name="P25"><text:span text:style-name="T1">Releas</text:span><text:span text:style-name="T2">e – has stories </text:span></text:p>
                        </text:list-item>
                        <text:list-item>
                          <text:p text:style-name="P25"><text:span text:style-name="T1">Stor</text:span><text:span text:style-name="T2">y - <text:s/>has comments</text:span></text:p>
                        </text:list-item>
                        <text:list-item>
                          <text:p text:style-name="P23">Comments </text:p>
                        </text:list-item>
                        <text:list-item>
                          <text:p text:style-name="P24">Backlogs – late and unspecified timeline stories</text:p>
                        </text:list-item>
                        <text:list-item>
                          <text:p text:style-name="P26"><text:span text:style-name="T2">Tags –</text:span><text:span text:style-name="T3"> </text:span><text:span text:style-name="T6">name </text:span><text:span text:style-name="T3">&lt;= 60 chars</text:span></text:p>
                          <text:list>
                            <text:list-item>
                              <text:p text:style-name="P27">visible only to owner project</text:p>
                            </text:list-item>
                            <text:list-item>
                              <text:p text:style-name="P27">not shared by other projects </text:p>
                            </text:list-item>
                          </text:list>
                          <text:p text:style-name="P2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">System Architecture </text:p>
          <text:list>
            <text:list-item>
              <text:p text:style-name="P28"><text:soft-page-break/><text:span text:style-name="Variable"><text:span text:style-name="T2">Server</text:span></text:span> </text:p>
            </text:list-item>
            <text:list-item>
              <text:p text:style-name="P28"><text:span text:style-name="Variable"><text:span text:style-name="T2">Database</text:span></text:span></text:p>
            </text:list-item>
            <text:list-item>
              <text:p text:style-name="P28"><text:span text:style-name="Variable"><text:span text:style-name="T2">Browsers supported</text:span></text:span> </text:p>
            </text:list-item>
            <text:list-item>
              <text:p text:style-name="P29">Ruby on Rails</text:p>
            </text:list-item>
            <text:list-item>
              <text:p text:style-name="P29">Authentication: Devise</text:p>
            </text:list-item>
          </text:list>
        </text:list-item>
      </text:list>
      <text:p text:style-name="P6"/>
      <text:p text:style-name="P7"><text:tab/><text:tab/></text:p>
      <text:p text:style-name="P5"/>
      <text:list xml:id="list994702855" text:continue-numbering="true" text:style-name="L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  <text:list-item>
              <text:p text:style-name="P13">General Constraints </text:p>
              <text:list>
                <text:list-item>
                  <text:p text:style-name="P16">Story</text:p>
                  <text:list>
                    <text:list-item>
                      <text:p text:style-name="P16">multiple tags</text:p>
                    </text:list-item>
                    <text:list-item>
                      <text:p text:style-name="P16">workflow state</text:p>
                    </text:list-item>
                    <text:list-item>
                      <text:p text:style-name="P30">NEW </text:p>
                    </text:list-item>
                    <text:list-item>
                      <text:p text:style-name="P30">START </text:p>
                    </text:list-item>
                    <text:list-item>
                      <text:p text:style-name="P30">FINISH </text:p>
                    </text:list-item>
                    <text:list-item>
                      <text:p text:style-name="P30">HOLD </text:p>
                    </text:list-item>
                    <text:list-item>
                      <text:p text:style-name="P30"/>
                    </text:list-item>
                    <text:list-item>
                      <text:p text:style-name="P30">REJECT </text:p>
                    </text:list-item>
                    <text:list-item>
                      <text:p text:style-name="P30">ACCEPT</text:p>
                    </text:list-item>
                  </text:list>
                </text:list-item>
              </text:list>
            </text:list-item>
            <text:list-item>
              <text:p text:style-name="P13">Goals and Guidelines </text:p>
            </text:list-item>
            <text:list-item>
              <text:p text:style-name="P13">Development Methods </text:p>
            </text:list-item>
          </text:list>
        </text:list-item>
      </text:list>
      <text:p text:style-name="P1"/>
      <text:list xml:id="list1773283384" text:continue-numbering="true" text:style-name="L1">
        <text:list-item>
          <text:p text:style-name="P13">Architectural Strategies </text:p>
          <text:list>
            <text:list-item>
              <text:p text:style-name="P16">server</text:p>
            </text:list-item>
            <text:list-item>
              <text:p text:style-name="P16"/>
            </text:list-item>
            <text:list-item>
              <text:p text:style-name="P13"><text:span text:style-name="Variable">strategy-2 name or description</text:span> </text:p>
            </text:list-item>
            <text:list-item>
              <text:p text:style-name="P13">... </text:p>
            </text:list-item>
          </text:list>
        </text:list-item>
        <text:list-item>
          <text:p text:style-name="P15"/>
          <text:list>
            <text:list-header>
              <text:p text:style-name="P13"/>
            </text:list-header>
          </text:list>
        </text:list-item>
        <text:list-item>
          <text:p text:style-name="P13">Policies and Tactics </text:p>
          <text:list>
            <text:list-item>
              <text:p text:style-name="P13"><text:span text:style-name="Variable">policy/tactic-1 name or description</text:span> </text:p>
            </text:list-item>
            <text:list-item>
              <text:p text:style-name="P13"><text:span text:style-name="Variable">policy/tactic-2 name or description</text:span> </text:p>
            </text:list-item>
            <text:list-item>
              <text:p text:style-name="P13">... </text:p>
            </text:list-item>
          </text:list>
        </text:list-item>
        <text:list-item>
          <text:p text:style-name="P13">Detailed System Design </text:p>
          <text:list>
            <text:list-item>
              <text:p text:style-name="P13"><text:span text:style-name="Variable">module-1 name or description</text:span> </text:p>
            </text:list-item>
            <text:list-item>
              <text:p text:style-name="P13"><text:span text:style-name="Variable">module-2 name or description</text:span> </text:p>
            </text:list-item>
            <text:list-item>
              <text:p text:style-name="P13">... </text:p>
            </text:list-item>
          </text:list>
        </text:list-item>
        <text:list-item>
          <text:p text:style-name="P13">Glossary </text:p>
        </text:list-item>
        <text:list-item>
          <text:p text:style-name="P10">Bibliography </text:p>
        </text:list-item>
        <text:list-item>
          <text:p text:style-name="P12">For Research</text:p>
          <text:list>
            <text:list-item>
              <text:p text:style-name="P12">-jquery-rails</text:p>
            </text:list-item>
            <text:list-item>
              <text:p text:style-name="P12">devise</text:p>
            </text:list-item>
            <text:list-item>
              <text:p text:style-name="P11"><text:span text:style-name="T8">tag clou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4:40</meta:creation-date>
    <dc:date>2011-05-30T09:09:12</dc:date>
    <dc:creator>exist </dc:creator>
    <meta:editing-duration>PT04H33M11S</meta:editing-duration>
    <meta:editing-cycles>8</meta:editing-cycles>
    <meta:generator>OpenOffice.org/3.2$Linux OpenOffice.org_project/320m19$Build-9505</meta:generator>
    <meta:document-statistic meta:table-count="0" meta:image-count="0" meta:object-count="0" meta:page-count="2" meta:paragraph-count="70" meta:word-count="260" meta:character-count="1422"/>
  </office:meta>
</office:document-meta>
</file>